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2.7cm">
          <text:p text:style-name="P4"/>
        </draw:line>
        <draw:frame draw:style-name="gr3" draw:text-style-name="P5" draw:layer="layout" svg:width="5.08cm" svg:height="6.985cm" svg:x="0.635cm" svg:y="5.71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imension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  <text:p text:style-name="P4"><text:span text:style-name="T2">items</text:span></text:p>
            <text:p text:style-name="P4"><text:span text:style-name="T2">last</text:span></text:p>
            <text:p text:style-name="P4"><text:span text:style-name="T2">makeArray</text:span></text:p>
          </draw:text-box>
        </draw:frame>
        <draw:line draw:style-name="gr2" draw:text-style-name="P3" draw:layer="layout" svg:x1="10.795cm" svg:y1="12.7cm" svg:x2="0.635cm" svg:y2="12.7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1.36cm" svg:x="0.635cm" svg:y="3.81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635cm" svg:y1="5.08cm" svg:x2="5.715cm" svg:y2="5.08cm">
          <text:p text:style-name="P4"/>
        </draw:line>
        <draw:frame draw:style-name="gr3" draw:text-style-name="P5" draw:layer="layout" svg:width="5.08cm" svg:height="6.985cm" svg:x="5.715cm" svg:y="5.715cm">
          <draw:text-box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ize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supplier</text:span></text:p>
            <text:p text:style-name="P4"><text:span text:style-name="T2">toString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12.7cm" svg:x2="5.715cm" svg:y2="5.715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33:56</dc:date>
    <dc:language>en-US</dc:language>
    <meta:editing-cycles>13</meta:editing-cycles>
    <meta:editing-duration>PT1H32M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